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43a40" loext:opacity="100%" style:font-name="Poppins" fo:font-size="11.25pt" fo:letter-spacing="normal" fo:font-style="normal" fo:font-weight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Посмотрите на оформление. Пустые строки какие-то внутри текста. РИсунки не должны отрываться от подписи. Очень много опечаток. &gt;&gt; поставках с продавцем &gt;&gt; деляется для огранизации &gt;&gt; настольного приложения ... позволяющее &gt;&gt; сущестовании всех поставщиков &gt;&gt; мазагина на рисунке 1.2 Нет запятых: &gt;&gt; и те в свою очередь договариваются Не "преценденты", а прецеденты &gt;&gt; Выделить зявку &gt;&gt; Рисунок 2.0 – Окно изменения товара Смотри СТО, Первое число в номере рисунка - всегда номер главы. 2. По сути: 2.1 &gt;&gt; Рисунок 1.5 – Окно выбора количество добавляемого товара Это точно прямо отдбельное окно? &gt;&gt; Предусловия: Администратор магазина вошёл в систему (рисунок 1.3). Лучше написать в каком окне юзер сейчас находится. Следом он "1. Выделить интересующую деталь и нажать на кнопку " А где эта кнопка? В каком окне? Может быть в этом окне возле каждой детали разместить кнопочки +/- и отображать количество таких деталей в корзине, чем выдавать отдельное окно для ввода количества? Ну ладно, ввел я это: &gt;&gt; 2. В открывшемся окне ввести нужное количество и нажать кнопку «Добавить» (Рисунок 1.5) ; А дальше что? Закроется это окно? А что откроется? Как то отобразится информация о том, что этот товар уже в корзине? Как мне изменить количество этого товара в корзине? &gt;&gt;&gt;&gt;&gt; Основной сценарий: 1. Выделить интересующую нас заявку со статусом «не отправлена» и нажать на кнопку «перейти к выбранной заявке» 3. Нажать на кнопку «отправить заявку»; &lt;&lt;&lt;&lt;&lt;&lt; Где пункт 2? Нажал я "отправить заявку". И что дальше? Что-то случится? Как тестировщик узнает что все правильно сработало? Он возьмет твои прецеденты, нажмет на кнопку...КНопка нажимается. Значит все правильно работает? 2.2 &gt;&gt; <text:span text:style-name="T1">через день курьер приезжает с товаром Из-за этого возникает множество неудобств при заказе деталей. А у вас как курьер будет узнавать о заявках? КОгда он будет приезжать? МОжет не писать про это или добавить в систему курьера? А-то зачем про него упомянули если его вообще нет в системе? 2.3 &gt;&gt; </text:span><text:span text:style-name="T2">Рисунок 2.6 – Схема данных И что это за схема? Почему админ включает в себя заказ если в таблице написано наоборот (в заказе есть поле админа). Я рекомендовал исопльзовать нотацию Мартина. Зачем в заказе SellerId если оно есть в товаре? МОгу ли я в заказ добавить детали от разных поставщиков? 2.4 Интерфейсы не соответствуют БД. Артикул,, статус заявки, ... ,.. Где это все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4:28:48.663213822</meta:creation-date>
    <dc:date>2025-03-22T15:28:24.557638347</dc:date>
    <meta:editing-duration>PT24M2S</meta:editing-duration>
    <meta:editing-cycles>2</meta:editing-cycles>
    <meta:generator>LibreOffice/24.8.5.2$Linux_X86_64 LibreOffice_project/480$Build-2</meta:generator>
    <meta:document-statistic meta:table-count="0" meta:image-count="0" meta:object-count="0" meta:page-count="1" meta:paragraph-count="1" meta:word-count="371" meta:character-count="2347" meta:non-whitespace-character-count="1974"/>
  </office:meta>
</office:document-meta>
</file>